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1C000000480190ED6738825089F.png" manifest:media-type="image/png"/>
  <manifest:file-entry manifest:full-path="Pictures/10000001000004B000000258F0DAEB8636A4BA3F.png" manifest:media-type="image/png"/>
  <manifest:file-entry manifest:full-path="Pictures/1000000100000200000010207A5499B4EF3E6219.png" manifest:media-type="image/png"/>
  <manifest:file-entry manifest:full-path="Pictures/1000000100000180000000E0017E990D7A647EBF.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hakra Petch" svg:font-family="'Chakra Petch'"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line-height="115%" fo:text-align="center" style:justify-single-word="false"/>
      <style:text-properties style:font-name="Chakra Petch" fo:font-size="16pt" fo:font-weight="bold" officeooo:rsid="001012d9" officeooo:paragraph-rsid="001012d9" style:font-size-asian="16pt" style:font-weight-asian="bold" style:font-size-complex="16pt" style:font-weight-complex="bold"/>
    </style:style>
    <style:style style:name="P2" style:family="paragraph" style:parent-style-name="Standard">
      <style:paragraph-properties fo:line-height="115%"/>
      <style:text-properties style:font-name="Chakra Petch" fo:font-weight="bold" officeooo:rsid="005ca6dd" officeooo:paragraph-rsid="0060925b" style:font-weight-asian="bold" style:font-weight-complex="bold"/>
    </style:style>
    <style:style style:name="P3" style:family="paragraph" style:parent-style-name="Standard">
      <style:paragraph-properties fo:line-height="115%" fo:text-align="start" style:justify-single-word="false"/>
      <style:text-properties style:font-name="Chakra Petch" fo:font-size="13pt" fo:font-weight="normal" officeooo:rsid="000ad0d0" officeooo:paragraph-rsid="000ad0d0" style:font-size-asian="13pt" style:font-weight-asian="normal" style:font-size-complex="13pt" style:font-weight-complex="normal"/>
    </style:style>
    <style:style style:name="P4" style:family="paragraph" style:parent-style-name="Standard">
      <style:paragraph-properties fo:margin-top="0.101cm" fo:margin-bottom="0.101cm" style:contextual-spacing="false" fo:line-height="115%" fo:text-align="start" style:justify-single-word="false"/>
      <style:text-properties style:font-name="Chakra Petch" fo:font-size="13pt" fo:font-weight="normal" officeooo:rsid="000e9f97" officeooo:paragraph-rsid="000e9f97" style:font-size-asian="13pt" style:font-weight-asian="normal" style:font-size-complex="13pt" style:font-weight-complex="normal"/>
    </style:style>
    <style:style style:name="P5" style:family="paragraph" style:parent-style-name="Standard">
      <style:paragraph-properties fo:line-height="115%"/>
      <style:text-properties style:font-name="Chakra Petch" fo:font-size="13pt" fo:font-weight="normal" officeooo:rsid="00453f5f" officeooo:paragraph-rsid="004dcb56" style:font-size-asian="13pt" style:font-weight-asian="normal" style:font-size-complex="13pt" style:font-weight-complex="normal"/>
    </style:style>
    <style:style style:name="P6" style:family="paragraph" style:parent-style-name="Standard">
      <style:paragraph-properties fo:line-height="115%"/>
      <style:text-properties style:font-name="Chakra Petch" fo:font-size="13pt" fo:font-weight="normal" officeooo:rsid="004dcb56" officeooo:paragraph-rsid="00453f5f" style:font-size-asian="13pt" style:font-weight-asian="normal" style:font-size-complex="13pt" style:font-weight-complex="normal"/>
    </style:style>
    <style:style style:name="P7" style:family="paragraph" style:parent-style-name="Standard">
      <style:paragraph-properties fo:line-height="115%"/>
      <style:text-properties style:font-name="Chakra Petch" fo:font-size="13pt" fo:font-weight="normal" officeooo:rsid="004dcb56" officeooo:paragraph-rsid="004dcb56" style:font-size-asian="13pt" style:font-weight-asian="normal" style:font-size-complex="13pt" style:font-weight-complex="normal"/>
    </style:style>
    <style:style style:name="P8" style:family="paragraph" style:parent-style-name="Standard">
      <style:paragraph-properties fo:line-height="115%"/>
      <style:text-properties style:font-name="Chakra Petch" fo:font-size="13pt" fo:font-weight="normal" officeooo:rsid="004fd119" officeooo:paragraph-rsid="004fd119" style:font-size-asian="13pt" style:font-weight-asian="normal" style:font-size-complex="13pt" style:font-weight-complex="normal"/>
    </style:style>
    <style:style style:name="P9" style:family="paragraph" style:parent-style-name="Standard">
      <style:paragraph-properties fo:line-height="115%"/>
      <style:text-properties style:font-name="Chakra Petch" fo:font-size="13pt" fo:font-weight="normal" officeooo:rsid="0050831f" officeooo:paragraph-rsid="0050831f" style:font-size-asian="13pt" style:font-weight-asian="normal" style:font-size-complex="13pt" style:font-weight-complex="normal"/>
    </style:style>
    <style:style style:name="P10" style:family="paragraph" style:parent-style-name="Standard">
      <style:paragraph-properties fo:line-height="115%"/>
      <style:text-properties style:font-name="Chakra Petch" fo:font-size="13pt" fo:font-weight="normal" officeooo:rsid="00519b78" officeooo:paragraph-rsid="00519b78" style:font-size-asian="13pt" style:font-weight-asian="normal" style:font-size-complex="13pt" style:font-weight-complex="normal"/>
    </style:style>
    <style:style style:name="P11" style:family="paragraph" style:parent-style-name="Standard">
      <style:paragraph-properties fo:line-height="115%"/>
      <style:text-properties style:font-name="Chakra Petch" fo:font-size="13pt" fo:font-weight="normal" officeooo:rsid="0051d730" officeooo:paragraph-rsid="0051d730" style:font-size-asian="13pt" style:font-weight-asian="normal" style:font-size-complex="13pt" style:font-weight-complex="normal"/>
    </style:style>
    <style:style style:name="P12" style:family="paragraph" style:parent-style-name="Standard">
      <style:paragraph-properties fo:line-height="115%"/>
      <style:text-properties style:font-name="Chakra Petch" fo:font-size="13pt" fo:font-weight="normal" officeooo:rsid="005261f9" officeooo:paragraph-rsid="005261f9" style:font-size-asian="13pt" style:font-weight-asian="normal" style:font-size-complex="13pt" style:font-weight-complex="normal"/>
    </style:style>
    <style:style style:name="P13" style:family="paragraph" style:parent-style-name="Standard">
      <style:paragraph-properties fo:margin-top="0.101cm" fo:margin-bottom="0.101cm" style:contextual-spacing="false" fo:line-height="115%" fo:text-align="start" style:justify-single-word="false"/>
      <style:text-properties style:font-name="Chakra Petch" fo:font-size="13pt" fo:font-weight="bold" officeooo:rsid="000d6ad8" officeooo:paragraph-rsid="0031387f" style:font-size-asian="13pt" style:font-weight-asian="bold" style:font-size-complex="13pt" style:font-weight-complex="bold"/>
    </style:style>
    <style:style style:name="P14" style:family="paragraph" style:parent-style-name="Standard">
      <style:paragraph-properties fo:line-height="115%"/>
      <style:text-properties style:font-name="Chakra Petch" fo:font-size="13pt" fo:font-weight="bold" officeooo:rsid="0045399b" officeooo:paragraph-rsid="0045399b" style:font-size-asian="13pt" style:font-weight-asian="bold" style:font-size-complex="13pt" style:font-weight-complex="bold"/>
    </style:style>
    <style:style style:name="P15" style:family="paragraph" style:parent-style-name="Standard">
      <style:paragraph-properties fo:line-height="115%"/>
      <style:text-properties style:font-name="Chakra Petch" fo:font-size="13pt" fo:font-weight="bold" officeooo:rsid="005ca6dd" officeooo:paragraph-rsid="005ca6dd" style:font-size-asian="13pt" style:font-weight-asian="bold" style:font-size-complex="13pt" style:font-weight-complex="bold"/>
    </style:style>
    <style:style style:name="P16" style:family="paragraph" style:parent-style-name="Standard" style:list-style-name="L1">
      <style:paragraph-properties fo:line-height="115%" fo:text-align="start" style:justify-single-word="false"/>
      <style:text-properties style:font-name="Chakra Petch" fo:font-size="13pt" fo:font-weight="normal" officeooo:rsid="000ad0d0" officeooo:paragraph-rsid="000ad0d0" style:font-size-asian="13pt" style:font-weight-asian="normal" style:font-size-complex="13pt" style:font-weight-complex="normal"/>
    </style:style>
    <style:style style:name="P17" style:family="paragraph" style:parent-style-name="Standard" style:list-style-name="L1">
      <style:paragraph-properties fo:line-height="115%" fo:text-align="start" style:justify-single-word="false"/>
      <style:text-properties style:font-name="Chakra Petch" fo:font-size="13pt" fo:font-weight="normal" officeooo:rsid="00635888" officeooo:paragraph-rsid="00635888" style:font-size-asian="13pt" style:font-weight-asian="normal" style:font-size-complex="13pt" style:font-weight-complex="normal"/>
    </style:style>
    <style:style style:name="P18" style:family="paragraph" style:parent-style-name="Standard" style:list-style-name="L2">
      <style:paragraph-properties fo:line-height="115%" fo:text-align="start" style:justify-single-word="false"/>
      <style:text-properties style:font-name="Chakra Petch" fo:font-size="13pt" fo:font-weight="normal" officeooo:rsid="000e9f97" officeooo:paragraph-rsid="0031387f" style:font-size-asian="13pt" style:font-weight-asian="normal" style:font-size-complex="13pt" style:font-weight-complex="normal"/>
    </style:style>
    <style:style style:name="P19" style:family="paragraph" style:parent-style-name="Standard" style:list-style-name="L3">
      <style:paragraph-properties fo:line-height="115%" fo:text-align="start" style:justify-single-word="false"/>
      <style:text-properties style:font-name="Chakra Petch" fo:font-size="13pt" fo:font-weight="normal" officeooo:rsid="000e9f97" officeooo:paragraph-rsid="000e9f97" style:font-size-asian="13pt" style:font-weight-asian="normal" style:font-size-complex="13pt" style:font-weight-complex="normal"/>
    </style:style>
    <style:style style:name="P20" style:family="paragraph" style:parent-style-name="Standard" style:list-style-name="L4">
      <style:paragraph-properties fo:line-height="115%"/>
      <style:text-properties style:font-name="Chakra Petch" fo:font-size="13pt" fo:font-weight="normal" officeooo:rsid="00453f5f" officeooo:paragraph-rsid="00453f5f" style:font-size-asian="13pt" style:font-weight-asian="normal" style:font-size-complex="13pt" style:font-weight-complex="normal"/>
    </style:style>
    <style:style style:name="P21" style:family="paragraph" style:parent-style-name="Standard" style:list-style-name="L5">
      <style:paragraph-properties fo:line-height="115%"/>
      <style:text-properties style:font-name="Chakra Petch" fo:font-size="13pt" fo:font-weight="normal" officeooo:rsid="00519b78" officeooo:paragraph-rsid="00519b78" style:font-size-asian="13pt" style:font-weight-asian="normal" style:font-size-complex="13pt" style:font-weight-complex="normal"/>
    </style:style>
    <style:style style:name="P22" style:family="paragraph" style:parent-style-name="Standard" style:list-style-name="L6">
      <style:paragraph-properties fo:line-height="115%"/>
      <style:text-properties style:font-name="Chakra Petch" fo:font-size="13pt" fo:font-weight="normal" officeooo:rsid="0051d730" officeooo:paragraph-rsid="0051d730" style:font-size-asian="13pt" style:font-weight-asian="normal" style:font-size-complex="13pt" style:font-weight-complex="normal"/>
    </style:style>
    <style:style style:name="P23" style:family="paragraph" style:parent-style-name="Standard" style:list-style-name="L7">
      <style:paragraph-properties fo:line-height="115%"/>
      <style:text-properties style:font-name="Chakra Petch" fo:font-size="13pt" fo:font-weight="normal" officeooo:rsid="005261f9" officeooo:paragraph-rsid="005261f9" style:font-size-asian="13pt" style:font-weight-asian="normal" style:font-size-complex="13pt" style:font-weight-complex="normal"/>
    </style:style>
    <style:style style:name="P24" style:family="paragraph" style:parent-style-name="Standard">
      <style:paragraph-properties fo:line-height="115%"/>
      <style:text-properties style:font-name="Chakra Petch" fo:font-size="13pt" fo:font-weight="normal" officeooo:rsid="004dcb56" officeooo:paragraph-rsid="004dcb56" style:font-size-asian="13pt" style:font-weight-asian="normal" style:font-size-complex="13pt" style:font-weight-complex="normal"/>
    </style:style>
    <style:style style:name="P25" style:family="paragraph" style:parent-style-name="Standard">
      <style:paragraph-properties fo:line-height="115%"/>
      <style:text-properties style:font-name="Chakra Petch" fo:font-size="13pt" fo:font-weight="normal" officeooo:rsid="004fd119" officeooo:paragraph-rsid="004fd119" style:font-size-asian="13pt" style:font-weight-asian="normal" style:font-size-complex="13pt" style:font-weight-complex="normal"/>
    </style:style>
    <style:style style:name="P26" style:family="paragraph" style:parent-style-name="Standard" style:list-style-name="L3">
      <style:paragraph-properties fo:line-height="115%"/>
      <style:text-properties style:font-name="Chakra Petch" fo:font-size="13pt" officeooo:paragraph-rsid="002f4c27" style:font-size-asian="13pt" style:font-size-complex="13pt"/>
    </style:style>
    <style:style style:name="P27" style:family="paragraph" style:parent-style-name="Standard">
      <style:paragraph-properties fo:line-height="115%"/>
      <style:text-properties style:font-name="Chakra Petch" fo:font-size="13pt" fo:font-weight="bold" officeooo:rsid="00768440" officeooo:paragraph-rsid="00768440" style:font-size-asian="13pt" style:font-weight-asian="bold" style:font-size-complex="13pt" style:font-weight-complex="bold"/>
    </style:style>
    <style:style style:name="P28" style:family="paragraph" style:parent-style-name="Standard" style:list-style-name="L11">
      <style:paragraph-properties fo:line-height="115%"/>
      <style:text-properties style:font-name="Chakra Petch" fo:font-size="13pt" fo:font-weight="bold" officeooo:rsid="007fb10a" officeooo:paragraph-rsid="007fb10a" style:font-size-asian="13pt" style:font-weight-asian="bold" style:font-size-complex="13pt" style:font-weight-complex="bold"/>
    </style:style>
    <style:style style:name="P29" style:family="paragraph" style:parent-style-name="Standard">
      <style:paragraph-properties fo:line-height="115%"/>
      <style:text-properties style:font-name="Chakra Petch" fo:font-size="13pt" fo:font-weight="bold" officeooo:rsid="008d782f" officeooo:paragraph-rsid="008d782f" style:font-size-asian="13pt" style:font-weight-asian="bold" style:font-size-complex="13pt" style:font-weight-complex="bold"/>
    </style:style>
    <style:style style:name="P30" style:family="paragraph" style:parent-style-name="Standard" style:list-style-name="L12">
      <style:paragraph-properties fo:line-height="115%"/>
      <style:text-properties style:font-name="Chakra Petch" fo:font-size="13pt" fo:font-weight="bold" officeooo:rsid="009065e4" officeooo:paragraph-rsid="009065e4" style:font-size-asian="13pt" style:font-weight-asian="bold" style:font-size-complex="13pt" style:font-weight-complex="bold"/>
    </style:style>
    <style:style style:name="P31" style:family="paragraph" style:parent-style-name="Standard" style:list-style-name="L12">
      <style:paragraph-properties fo:line-height="115%"/>
      <style:text-properties style:font-name="Chakra Petch" fo:font-size="13pt" fo:font-weight="bold" officeooo:rsid="009636a5" officeooo:paragraph-rsid="009636a5" style:font-size-asian="13pt" style:font-weight-asian="bold" style:font-size-complex="13pt" style:font-weight-complex="bold"/>
    </style:style>
    <style:style style:name="P32" style:family="paragraph" style:parent-style-name="Standard">
      <style:paragraph-properties fo:line-height="115%" fo:text-align="center" style:justify-single-word="false"/>
      <style:text-properties style:font-name="Chakra Petch" fo:font-size="16pt" fo:font-weight="bold" officeooo:rsid="0098a389" officeooo:paragraph-rsid="0098a389" style:font-size-asian="16pt" style:font-weight-asian="bold" style:font-size-complex="16pt" style:font-weight-complex="bold"/>
    </style:style>
    <style:style style:name="P33" style:family="paragraph" style:parent-style-name="Standard" style:list-style-name="L8">
      <style:paragraph-properties fo:line-height="115%"/>
      <style:text-properties fo:font-weight="normal" officeooo:rsid="005261f9" officeooo:paragraph-rsid="005261f9" style:font-weight-asian="normal" style:font-weight-complex="normal"/>
    </style:style>
    <style:style style:name="P34" style:family="paragraph" style:parent-style-name="Standard" style:list-style-name="L8">
      <style:paragraph-properties fo:line-height="115%"/>
      <style:text-properties fo:font-weight="normal" officeooo:rsid="005261f9" officeooo:paragraph-rsid="005448b6" style:font-weight-asian="normal" style:font-weight-complex="normal"/>
    </style:style>
    <style:style style:name="P35" style:family="paragraph" style:parent-style-name="Standard" style:list-style-name="L11">
      <style:paragraph-properties fo:line-height="115%"/>
      <style:text-properties officeooo:paragraph-rsid="00777be5"/>
    </style:style>
    <style:style style:name="P36" style:family="paragraph" style:parent-style-name="Standard" style:list-style-name="L11">
      <style:paragraph-properties fo:line-height="115%"/>
      <style:text-properties officeooo:paragraph-rsid="008e7426"/>
    </style:style>
    <style:style style:name="P37" style:family="paragraph" style:parent-style-name="Standard">
      <style:paragraph-properties fo:line-height="115%"/>
      <style:text-properties officeooo:paragraph-rsid="008e7426"/>
    </style:style>
    <style:style style:name="P38" style:family="paragraph" style:parent-style-name="Standard" style:list-style-name="L11">
      <style:paragraph-properties fo:line-height="115%"/>
      <style:text-properties style:font-name="Chakra Petch" fo:font-size="13pt" officeooo:paragraph-rsid="00768440" style:font-size-asian="13pt" style:font-size-complex="13pt"/>
    </style:style>
    <style:style style:name="T1" style:family="text">
      <style:text-properties officeooo:rsid="000fa6b4"/>
    </style:style>
    <style:style style:name="T2" style:family="text">
      <style:text-properties fo:font-weight="bold" style:font-weight-asian="bold" style:font-weight-complex="bold"/>
    </style:style>
    <style:style style:name="T3" style:family="text">
      <style:text-properties fo:font-weight="bold" officeooo:rsid="000c4307" style:font-weight-asian="bold" style:font-weight-complex="bold"/>
    </style:style>
    <style:style style:name="T4" style:family="text">
      <style:text-properties fo:font-weight="bold" officeooo:rsid="00136157" style:font-weight-asian="bold" style:font-weight-complex="bold"/>
    </style:style>
    <style:style style:name="T5" style:family="text">
      <style:text-properties fo:font-weight="bold" officeooo:rsid="0046654e" style:font-weight-asian="bold" style:font-weight-complex="bold"/>
    </style:style>
    <style:style style:name="T6" style:family="text">
      <style:text-properties fo:font-weight="bold" officeooo:rsid="00519b78" style:font-weight-asian="bold" style:font-weight-complex="bold"/>
    </style:style>
    <style:style style:name="T7" style:family="text">
      <style:text-properties fo:font-weight="bold" officeooo:rsid="0051d730" style:font-weight-asian="bold" style:font-weight-complex="bold"/>
    </style:style>
    <style:style style:name="T8" style:family="text">
      <style:text-properties fo:font-weight="bold" officeooo:rsid="00541d16" style:font-weight-asian="bold" style:font-weight-complex="bold"/>
    </style:style>
    <style:style style:name="T9" style:family="text">
      <style:text-properties style:font-name="Chakra Petch" fo:font-size="13pt" style:font-size-asian="13pt" style:font-size-complex="13pt"/>
    </style:style>
    <style:style style:name="T10" style:family="text">
      <style:text-properties style:font-name="Chakra Petch" fo:font-size="13pt" fo:font-weight="normal" officeooo:rsid="00777be5" style:font-size-asian="13pt" style:font-weight-asian="normal" style:font-size-complex="13pt" style:font-weight-complex="normal"/>
    </style:style>
    <style:style style:name="T11" style:family="text">
      <style:text-properties style:font-name="Chakra Petch" fo:font-size="13pt" fo:font-weight="normal" officeooo:rsid="0079b3ad" style:font-size-asian="13pt" style:font-weight-asian="normal" style:font-size-complex="13pt" style:font-weight-complex="normal"/>
    </style:style>
    <style:style style:name="T12" style:family="text">
      <style:text-properties style:font-name="Chakra Petch" fo:font-size="13pt" fo:font-weight="normal" officeooo:rsid="008543e6" style:font-size-asian="13pt" style:font-weight-asian="normal" style:font-size-complex="13pt" style:font-weight-complex="normal"/>
    </style:style>
    <style:style style:name="T13" style:family="text">
      <style:text-properties style:font-name="Chakra Petch" fo:font-size="13pt" fo:font-weight="normal" officeooo:rsid="007c9b38" style:font-size-asian="13pt" style:font-weight-asian="normal" style:font-size-complex="13pt" style:font-weight-complex="normal"/>
    </style:style>
    <style:style style:name="T14" style:family="text">
      <style:text-properties style:font-name="Chakra Petch" fo:font-size="13pt" fo:font-weight="normal" officeooo:rsid="0083b524" style:font-size-asian="13pt" style:font-weight-asian="normal" style:font-size-complex="13pt" style:font-weight-complex="normal"/>
    </style:style>
    <style:style style:name="T15" style:family="text">
      <style:text-properties style:font-name="Chakra Petch" fo:font-size="13pt" fo:font-weight="bold" officeooo:rsid="008543e6" style:font-size-asian="13pt" style:font-weight-asian="bold" style:font-size-complex="13pt" style:font-weight-complex="bold"/>
    </style:style>
    <style:style style:name="T16" style:family="text">
      <style:text-properties officeooo:rsid="0027c363"/>
    </style:style>
    <style:style style:name="T17" style:family="text">
      <style:text-properties fo:font-weight="normal" style:font-weight-asian="normal" style:font-weight-complex="normal"/>
    </style:style>
    <style:style style:name="T18" style:family="text">
      <style:text-properties fo:font-weight="normal" officeooo:rsid="00136157" style:font-weight-asian="normal" style:font-weight-complex="normal"/>
    </style:style>
    <style:style style:name="T19" style:family="text">
      <style:text-properties fo:font-weight="normal" officeooo:rsid="0013f1d9" style:font-weight-asian="normal" style:font-weight-complex="normal"/>
    </style:style>
    <style:style style:name="T20" style:family="text">
      <style:text-properties fo:font-weight="normal" officeooo:rsid="003de43e" style:font-weight-asian="normal" style:font-weight-complex="normal"/>
    </style:style>
    <style:style style:name="T21" style:family="text">
      <style:text-properties fo:font-weight="normal" officeooo:rsid="007a9427" style:font-weight-asian="normal" style:font-weight-complex="normal"/>
    </style:style>
    <style:style style:name="T22" style:family="text">
      <style:text-properties fo:font-weight="normal" officeooo:rsid="008078c2" style:font-weight-asian="normal" style:font-weight-complex="normal"/>
    </style:style>
    <style:style style:name="T23" style:family="text">
      <style:text-properties fo:font-weight="normal" officeooo:rsid="0083b524" style:font-weight-asian="normal" style:font-weight-complex="normal"/>
    </style:style>
    <style:style style:name="T24" style:family="text">
      <style:text-properties fo:font-weight="normal" officeooo:rsid="008543e6" style:font-weight-asian="normal" style:font-weight-complex="normal"/>
    </style:style>
    <style:style style:name="T25" style:family="text">
      <style:text-properties fo:font-weight="normal" officeooo:rsid="0086a287" style:font-weight-asian="normal" style:font-weight-complex="normal"/>
    </style:style>
    <style:style style:name="T26" style:family="text">
      <style:text-properties fo:font-weight="normal" officeooo:rsid="00879424" style:font-weight-asian="normal" style:font-weight-complex="normal"/>
    </style:style>
    <style:style style:name="T27" style:family="text">
      <style:text-properties fo:font-weight="normal" officeooo:rsid="009065e4" style:font-weight-asian="normal" style:font-weight-complex="normal"/>
    </style:style>
    <style:style style:name="T28" style:family="text">
      <style:text-properties fo:font-weight="normal" officeooo:rsid="00925ac8" style:font-weight-asian="normal" style:font-weight-complex="normal"/>
    </style:style>
    <style:style style:name="T29" style:family="text">
      <style:text-properties fo:font-weight="normal" officeooo:rsid="00931383" style:font-weight-asian="normal" style:font-weight-complex="normal"/>
    </style:style>
    <style:style style:name="T30" style:family="text">
      <style:text-properties officeooo:rsid="002f4c27"/>
    </style:style>
    <style:style style:name="T31" style:family="text">
      <style:text-properties officeooo:rsid="002f4c32"/>
    </style:style>
    <style:style style:name="T32" style:family="text">
      <style:text-properties officeooo:rsid="00412183"/>
    </style:style>
    <style:style style:name="T33" style:family="text">
      <style:text-properties officeooo:rsid="00519b78"/>
    </style:style>
    <style:style style:name="T34" style:family="text">
      <style:text-properties officeooo:rsid="0051d730"/>
    </style:style>
    <style:style style:name="T35" style:family="text">
      <style:text-properties officeooo:rsid="00541d16"/>
    </style:style>
    <style:style style:name="T36" style:family="text">
      <style:text-properties fo:font-size="13pt" fo:font-weight="normal" style:font-size-asian="13pt" style:font-weight-asian="normal" style:font-size-complex="13pt" style:font-weight-complex="normal"/>
    </style:style>
    <style:style style:name="T37" style:family="text">
      <style:text-properties fo:font-size="13pt" fo:font-weight="normal" officeooo:rsid="0060925b" style:font-size-asian="13pt" style:font-weight-asian="normal" style:font-size-complex="13pt" style:font-weight-complex="normal"/>
    </style:style>
    <style:style style:name="T38" style:family="text">
      <style:text-properties officeooo:rsid="0045b11c"/>
    </style:style>
    <style:style style:name="T39" style:family="text">
      <style:text-properties officeooo:rsid="004ab656"/>
    </style:style>
    <style:style style:name="T40" style:family="text">
      <style:text-properties officeooo:rsid="0047b09b"/>
    </style:style>
    <style:style style:name="T41" style:family="text">
      <style:text-properties officeooo:rsid="0046654e"/>
    </style:style>
    <style:style style:name="T42" style:family="text">
      <style:text-properties officeooo:rsid="006fb4a6"/>
    </style:style>
    <style:style style:name="T43" style:family="text">
      <style:text-properties officeooo:rsid="00714e5d"/>
    </style:style>
    <style:style style:name="T44" style:family="text">
      <style:text-properties officeooo:rsid="009065e4"/>
    </style:style>
    <style:style style:name="fr1" style:family="graphic" style:parent-style-name="Graphics">
      <style:graphic-properties style:vertical-pos="from-top" style:horizontal-pos="center" style:horizontal-rel="paragraph" style:mirror="none" fo:clip="rect(77.881cm, 3.39cm, 66.592cm, 13.547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80.215cm, 3.404cm, 64.398cm, 13.55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81.284cm, 14.753cm, 63.145cm, 2.267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5.592cm, 8.991cm, 33.897cm, 5.602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10.156cm, 13.578cm, 29.321cm, 1.291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20.525cm, 6.719cm, 19.315cm, 7.923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3.399cm, 12.377cm, 36.146cm, 2.401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1.097cm, 9.021cm, 38.375cm, 5.694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fo:padding="0.049cm" fo:border="none" style:mirror="none" fo:clip="rect(0cm, 19.482cm, 6.914cm, -0.342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1.439cm, 1.265cm, 2.505cm, 6.038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ocumentation</text:p>
      <text:p text:style-name="P1"/>
      <text:p text:style-name="P3"><text:span text:style-name="T3">Controls</text:span>: </text:p>
      <text:list text:style-name="L1">
        <text:list-item>
          <text:p text:style-name="P16"><draw:frame draw:style-name="fr10" draw:name="Image5" text:anchor-type="as-char" svg:y="-0.492cm" svg:width="0.434cm" svg:height="0.686cm" draw:z-index="6"><draw:image xlink:href="Pictures/1000000100000180000000E0017E990D7A647EBF.png" xlink:type="simple" xlink:show="embed" xlink:actuate="onLoad" draw:mime-type="image/png"/></draw:frame>: WASD/Arrow Keys/Joystick</text:p>
        </text:list-item>
        <text:list-item>
          <text:p text:style-name="P17">Select: <text:s/><draw:frame draw:style-name="fr3" draw:name="Image6" text:anchor-type="as-char" svg:y="-0.406cm" svg:width="0.494cm" svg:height="0.561cm" draw:z-index="8"><draw:image xlink:href="Pictures/1000000100000200000010207A5499B4EF3E6219.png" xlink:type="simple" xlink:show="embed" xlink:actuate="onLoad" draw:mime-type="image/png"/></draw:frame><text:s/><text:span text:style-name="T42">(ENTER)</text:span></text:p>
        </text:list-item>
        <text:list-item>
          <text:p text:style-name="P17">Go Back: <text:s/><draw:frame draw:style-name="fr2" draw:name="Image6 Copy 1" text:anchor-type="as-char" svg:y="-0.402cm" svg:width="0.524cm" svg:height="0.473cm" draw:z-index="9"><draw:image xlink:href="Pictures/1000000100000200000010207A5499B4EF3E6219.png" xlink:type="simple" xlink:show="embed" xlink:actuate="onLoad" draw:mime-type="image/png"/></draw:frame><text:s/>/ <draw:frame draw:style-name="fr1" draw:name="Image6 Copy 1 Copy 1" text:anchor-type="as-char" svg:y="-0.46cm" svg:width="0.531cm" svg:height="0.538cm" draw:z-index="10"><draw:image xlink:href="Pictures/1000000100000200000010207A5499B4EF3E6219.png" xlink:type="simple" xlink:show="embed" xlink:actuate="onLoad" draw:mime-type="image/png"/></draw:frame><text:s/><text:span text:style-name="T42">(Backspace or ESC</text:span><text:span text:style-name="T43">)</text:span></text:p>
        </text:list-item>
      </text:list>
      <text:p text:style-name="P13"><text:span text:style-name="T30">Collectibles</text:span><text:span text:style-name="T17">:</text:span></text:p>
      <text:list text:style-name="L2">
        <text:list-item>
          <text:p text:style-name="P18"><draw:frame draw:style-name="fr9" draw:name="Image1 Copy 1 Copy 1" text:anchor-type="as-char" svg:y="-0.446cm" svg:width="0.626cm" svg:height="0.677cm" draw:z-index="3"><draw:image xlink:href="Pictures/10000001000004B000000258F0DAEB8636A4BA3F.png" xlink:type="simple" xlink:show="embed" xlink:actuate="onLoad" draw:mime-type="image/png"/></draw:frame>: <text:span text:style-name="T31">Spend at the shop</text:span></text:p>
        </text:list-item>
        <text:list-item>
          <text:p text:style-name="P18"><draw:frame draw:style-name="fr8" draw:name="Image2" text:anchor-type="as-char" svg:y="-0.485cm" svg:width="0.686cm" svg:height="0.734cm" draw:z-index="4"><draw:image xlink:href="Pictures/10000001000001C000000480190ED6738825089F.png" xlink:type="simple" xlink:show="embed" xlink:actuate="onLoad" draw:mime-type="image/png"/></draw:frame>: Full vision for a given duration</text:p>
        </text:list-item>
        <text:list-item>
          <text:p text:style-name="P18"><text:span text:style-name="T2"><draw:frame draw:style-name="fr7" draw:name="Image3" text:anchor-type="as-char" svg:y="-0.612cm" svg:width="0.677cm" svg:height="0.721cm" draw:z-index="2"><draw:image xlink:href="Pictures/10000001000001C000000480190ED6738825089F.png" xlink:type="simple" xlink:show="embed" xlink:actuate="onLoad" draw:mime-type="image/png"/></draw:frame></text:span>: Increased movement speed for a given duration</text:p>
        </text:list-item>
      </text:list>
      <text:p text:style-name="P4"><text:span text:style-name="T2">Weapons</text:span>:</text:p>
      <text:list text:style-name="L3">
        <text:list-item>
          <text:p text:style-name="P19"><draw:frame draw:style-name="fr4" draw:name="Image4 Copy 2" text:anchor-type="as-char" svg:y="-0.587cm" svg:width="0.882cm" svg:height="0.836cm" draw:z-index="5"><draw:image xlink:href="Pictures/10000001000001C000000480190ED6738825089F.png" xlink:type="simple" xlink:show="embed" xlink:actuate="onLoad" draw:mime-type="image/png"/></draw:frame>: <text:span text:style-name="T32">Shoot notes</text:span></text:p>
        </text:list-item>
        <text:list-item>
          <text:p text:style-name="P19"><draw:frame draw:style-name="fr6" draw:name="Image4" text:anchor-type="as-char" svg:y="-0.45cm" svg:width="0.847cm" svg:height="0.58cm" draw:z-index="0"><draw:image xlink:href="Pictures/10000001000001C000000480190ED6738825089F.png" xlink:type="simple" xlink:show="embed" xlink:actuate="onLoad" draw:mime-type="image/png"/></draw:frame>: Blow fire when <text:span text:style-name="T16">facing</text:span><text:span text:style-name="T1"> horizontally</text:span></text:p>
        </text:list-item>
        <text:list-item>
          <text:p text:style-name="P26"><text:span text:style-name="T4"><draw:frame draw:style-name="fr5" draw:name="Image4 Copy 1" text:anchor-type="as-char" svg:y="-0.64cm" svg:width="0.679cm" svg:height="0.845cm" draw:z-index="1"><draw:image xlink:href="Pictures/10000001000001C000000480190ED6738825089F.png" xlink:type="simple" xlink:show="embed" xlink:actuate="onLoad" draw:mime-type="image/png"/></draw:frame></text:span><text:span text:style-name="T18">: Drop an explosive </text:span><text:span text:style-name="T19">cocktail at you</text:span><text:span text:style-name="T20">r</text:span><text:span text:style-name="T19"> current position</text:span></text:p>
        </text:list-item>
      </text:list>
      <text:p text:style-name="P14"><text:span text:style-name="T38">Player Levels</text:span><text:span text:style-name="T17">:</text:span></text:p>
      <text:list text:style-name="L4">
        <text:list-item>
          <text:p text:style-name="P20">Every 5 levels <text:span text:style-name="T39">HP</text:span> is fully recovered</text:p>
        </text:list-item>
        <text:list-item>
          <text:p text:style-name="P20"><draw:frame draw:style-name="fr4" draw:name="Image4 Copy 2 Copy 1" text:anchor-type="as-char" svg:y="-0.587cm" svg:width="0.882cm" svg:height="0.836cm" draw:z-index="7"><draw:image xlink:href="Pictures/10000001000001C000000480190ED6738825089F.png" xlink:type="simple" xlink:show="embed" xlink:actuate="onLoad" draw:mime-type="image/png"/></draw:frame><text:s/>upgrades:</text:p>
          <text:list>
            <text:list-item>
              <text:p text:style-name="P20">Lvl 3: Shoot<text:span text:style-name="T40">s</text:span> backwards</text:p>
            </text:list-item>
            <text:list-item>
              <text:p text:style-name="P20">Lvl 6: Deal<text:span text:style-name="T40">s</text:span> more damage</text:p>
            </text:list-item>
            <text:list-item>
              <text:p text:style-name="P20">Lvl 9: <text:span text:style-name="T40">Is not</text:span><text:span text:style-name="T41"> destroyed on contact</text:span></text:p>
            </text:list-item>
          </text:list>
        </text:list-item>
      </text:list>
      <text:p text:style-name="P6"/>
      <text:p text:style-name="P15">Installation<text:span text:style-name="T17">:</text:span></text:p>
      <text:p text:style-name="P2"><text:span text:style-name="T36"><text:tab/>Download the executable or play via web </text:span><text:span text:style-name="T37">at </text:span><text:a xlink:type="simple" xlink:href="https://hail-seitan.itch.io/feupocalypse" text:style-name="Internet_20_link" text:visited-style-name="Visited_20_Internet_20_Link"><text:span text:style-name="T36">https://hail-seitan.itch.io/feupocalypse</text:span></text:a><text:span text:style-name="T36">.</text:span></text:p>
      <text:p text:style-name="P5"/>
      <text:p text:style-name="P7"><text:span text:style-name="T5">G</text:span><text:span text:style-name="T2">ame Description</text:span>: </text:p>
      <text:p text:style-name="P7"><text:tab/>The apocalypse has taken hold, and as the monsters close in, there is little hope left for the student at FEUP. Try to survive long enough in this hellish place surrounded by a horde of grotesque monsters that seemed to have crawled their way up from the underworld.</text:p>
      <text:p text:style-name="P7"/>
      <text:p text:style-name="P7"/>
      <text:p text:style-name="P7"/>
      <text:p text:style-name="P7"/>
      <text:p text:style-name="P29"><text:soft-page-break/>Development<text:span text:style-name="T17">:</text:span></text:p>
      <text:p text:style-name="P29"><text:span text:style-name="T17"><text:tab/></text:span><text:span text:style-name="T44">Tools</text:span><text:span text:style-name="T27">:</text:span></text:p>
      <text:list xml:id="list2273117449" text:style-name="L12">
        <text:list-item>
          <text:p text:style-name="P30"><text:span text:style-name="T17">Game Engine: Unity</text:span></text:p>
        </text:list-item>
        <text:list-item>
          <text:p text:style-name="P30"><text:span text:style-name="T17">Version Control: Git</text:span></text:p>
        </text:list-item>
        <text:list-item>
          <text:p text:style-name="P30"><text:span text:style-name="T17">Host </text:span><text:span text:style-name="T29">P</text:span><text:span text:style-name="T17">latform: GitHub</text:span></text:p>
        </text:list-item>
        <text:list-item>
          <text:p text:style-name="P31"><text:span text:style-name="T17">Communication: Discord</text:span></text:p>
        </text:list-item>
      </text:list>
      <text:p text:style-name="P27"><text:tab/>Design<text:span text:style-name="T17">:</text:span></text:p>
      <text:list xml:id="list850133704" text:style-name="L11">
        <text:list-item>
          <text:p text:style-name="P38"><text:span text:style-name="T21">The auto-attack was inspired</text:span><text:span text:style-name="T17"> by Vampire Survivors.</text:span></text:p>
        </text:list-item>
        <text:list-item>
          <text:p text:style-name="P35"><text:span text:style-name="T10">The shop as an RPG element was inspired by Po</text:span><text:span text:style-name="T11">k</text:span><text:span text:style-name="T10">é</text:span><text:span text:style-name="T11">m</text:span><text:span text:style-name="T10">on.</text:span></text:p>
        </text:list-item>
        <text:list-item>
          <text:p text:style-name="P36"><text:span text:style-name="T13">The static/well-defined map as well as a </text:span><text:span text:style-name="T14">spawning </text:span><text:span text:style-name="T13">system based on waves were chosen in order to facilitate development. Our initial idea, again inspired by Vampire Survivors, was to have a procedurally generated map and have enemies spawn from every direction in relation to the player.</text:span></text:p>
        </text:list-item>
      </text:list>
      <text:p text:style-name="P37"><text:span text:style-name="T15"><text:tab/>Difficulties</text:span><text:span text:style-name="T12">:</text:span></text:p>
      <text:list xml:id="list220931943110239" text:continue-numbering="true" text:style-name="L11">
        <text:list-item>
          <text:p text:style-name="P28"><text:span text:style-name="T17">The store was developed </text:span><text:span text:style-name="T22">in a different scene which </text:span><text:span text:style-name="T24">seemed like the most logical choice at first, </text:span><text:span text:style-name="T25">but </text:span><text:span text:style-name="T26">carried the requirement of </text:span><text:span text:style-name="T25">connecting between scenes which </text:span><text:span text:style-name="T26">presented itself as </text:span><text:span text:style-name="T25">a challenge.</text:span></text:p>
        </text:list-item>
      </text:list>
      <text:p text:style-name="P8"><text:span text:style-name="T2"/></text:p>
      <text:p text:style-name="P8"><text:span text:style-name="T2">Credits</text:span>:</text:p>
      <text:p text:style-name="P9"><text:tab/><text:span text:style-name="T6">Programming</text:span><text:span text:style-name="T33">:</text:span></text:p>
      <text:list text:style-name="L5">
        <text:list-item>
          <text:p text:style-name="P21">Fábio Huang</text:p>
        </text:list-item>
        <text:list-item>
          <text:p text:style-name="P21">Luís Guimarães</text:p>
        </text:list-item>
      </text:list>
      <text:p text:style-name="P10"><text:tab/><text:span text:style-name="T7">UI</text:span><text:span text:style-name="T34">:</text:span></text:p>
      <text:list text:style-name="L6">
        <text:list-item>
          <text:p text:style-name="P22">Fábio Huang</text:p>
        </text:list-item>
      </text:list>
      <text:p text:style-name="P11"><text:tab/><text:span text:style-name="T2">Audio </text:span><text:span text:style-name="T8">Work</text:span>:</text:p>
      <text:list text:style-name="L7">
        <text:list-item>
          <text:p text:style-name="P23">Luís Guimarães</text:p>
        </text:list-item>
      </text:list>
      <text:p text:style-name="P12"><text:tab/><text:span text:style-name="T8">Visual/Animation assets</text:span><text:span text:style-name="T35">:</text:span></text:p>
      <text:list text:style-name="L8">
        <text:list-item>
          <text:p text:style-name="P33"><text:span text:style-name="T9">PixiVan - </text:span><text:a xlink:type="simple" xlink:href="https://pixivan.itch.io/" text:style-name="Internet_20_link" text:visited-style-name="Visited_20_Internet_20_Link"><text:span text:style-name="T9">https://pixivan.itch.io/</text:span></text:a></text:p>
        </text:list-item>
        <text:list-item>
          <text:p text:style-name="P34"><text:span text:style-name="T9">Pimen - </text:span><text:a xlink:type="simple" xlink:href="https://pimen.itch.io/" text:style-name="Internet_20_link" text:visited-style-name="Visited_20_Internet_20_Link"><text:span text:style-name="T9">https://pimen.itch.io/</text:span></text:a></text:p>
        </text:list-item>
        <text:list-item>
          <text:p text:style-name="P34"><text:span text:style-name="T9">"Mega PixelArt Icons" - </text:span><text:a xlink:type="simple" xlink:href="https://poloviiinkin.itch.io/mega-pixel-art-32x32-px-icons-sprite-sheet" text:style-name="Internet_20_link" text:visited-style-name="Visited_20_Internet_20_Link"><text:span text:style-name="T9">https://poloviiinkin.itch.io/mega-pixel-art-32x32-px-icons-sprite-sheet</text:span></text:a></text:p>
        </text:list-item>
        <text:list-item>
          <text:p text:style-name="P34"><text:span text:style-name="T9">“Modern Interiors" - </text:span><text:a xlink:type="simple" xlink:href="https://limezu.itch.io/moderninteriors/devlog/244045/free-version-overview-18042021-update" text:style-name="Internet_20_link" text:visited-style-name="Visited_20_Internet_20_Link"><text:span text:style-name="T9">https://limezu.itch.io/moderninteriors/devlog/244045/free-version-overview-18042021-update</text:span></text:a></text:p>
        </text:list-item>
        <text:list-item>
          <text:p text:style-name="P34"><text:span text:style-name="T9">"Coin" - </text:span><text:a xlink:type="simple" xlink:href="https://www.pixilart.com/art/coin-sprite-sheet-c7f297523ce57fc" text:style-name="Internet_20_link" text:visited-style-name="Visited_20_Internet_20_Link"><text:span text:style-name="T9">https://www.pixilart.com/art/coin-sprite-sheet-c7f297523ce57fc</text:span></text:a></text:p>
        </text:list-item>
        <text:list-item>
          <text:p text:style-name="P34"><text:soft-page-break/><text:span text:style-name="T9">"WASD" - </text:span><text:a xlink:type="simple" xlink:href="http://pixelartmaker.com/art/c0e14b48a37d57f" text:style-name="Internet_20_link" text:visited-style-name="Visited_20_Internet_20_Link"><text:span text:style-name="T9">http://pixelartmaker.com/art/c0e14b48a37d57f</text:span></text:a></text:p>
        </text:list-item>
        <text:list-item>
          <text:p text:style-name="P34"><text:span text:style-name="T9">"Arrow Keys" - </text:span><text:a xlink:type="simple" xlink:href="http://pixelartmaker.com/art/7efa119103ffc71" text:style-name="Internet_20_link" text:visited-style-name="Visited_20_Internet_20_Link"><text:span text:style-name="T9">http://pixelartmaker.com/art/7efa119103ffc71</text:span></text:a></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hakra Petch" svg:font-family="'Chakra Petch'"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3T11:08:39.184988260</meta:creation-date>
    <dc:date>2023-03-17T22:09:18.091912945</dc:date>
    <meta:editing-duration>PT4H25M52S</meta:editing-duration>
    <meta:editing-cycles>80</meta:editing-cycles>
    <meta:generator>LibreOffice/7.5.1.2$MacOSX_AARCH64 LibreOffice_project/fcbaee479e84c6cd81291587d2ee68cba099e129</meta:generator>
    <meta:document-statistic meta:table-count="0" meta:image-count="11" meta:object-count="0" meta:page-count="3" meta:paragraph-count="51" meta:word-count="321" meta:character-count="2144" meta:non-whitespace-character-count="1890"/>
  </office:meta>
</office:document-meta>
</file>